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420000014AA758752C.png"/>
  <manifest:file-entry manifest:media-type="image/png" manifest:full-path="Pictures/10000201000000E6000000DA80A14A8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18cm" draw:marker-start-width="0.227cm" draw:marker-end-width="0.227cm" draw:stroke-linejoin="round" draw:fill="hatch" draw:fill-color="#004586" draw:fill-hatch-name="Black_20_0_20_Degrees" draw:fill-hatch-solid="tru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draw:marker-start-width="0.227cm" draw:marker-end-width="0.227cm" draw:fill="hatch" draw:fill-color="#004586" draw:fill-hatch-name="Black_20_0_20_Degrees" draw:fill-hatch-solid="tru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018cm" draw:marker-start-width="0.227cm" draw:marker-end-width="0.227cm" svg:stroke-opacity="100%" draw:fill="hatch" draw:fill-color="#004586" draw:fill-hatch-name="Black_20_0_20_Degrees" draw:fill-hatch-solid="true" draw:textarea-vertical-align="middle" fo:padding-top="0.134cm" fo:padding-bottom="0.134cm" fo:padding-left="0.259cm" fo:padding-right="0.259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4.826cm" svg:height="1.143cm" svg:x="3.413cm" svg:y="4.699cm">
          <text:p/>
        </draw:rect>
        <draw:rect draw:style-name="gr1" draw:text-style-name="P1" draw:layer="layout" svg:width="1.143cm" svg:height="6.35cm" svg:x="3.413cm" svg:y="4.826cm">
          <text:p/>
        </draw:rect>
        <draw:rect draw:style-name="gr1" draw:text-style-name="P1" draw:layer="layout" svg:width="4.953cm" svg:height="1.143cm" svg:x="3.413cm" svg:y="10.033cm">
          <text:p/>
        </draw:rect>
        <draw:rect draw:style-name="gr1" draw:text-style-name="P1" draw:layer="layout" svg:width="1.143cm" svg:height="3.048cm" svg:x="7.247cm" svg:y="8.128cm">
          <text:p/>
        </draw:rect>
        <draw:rect draw:style-name="gr1" draw:text-style-name="P1" draw:layer="layout" svg:width="6.477cm" svg:height="1.143cm" svg:x="9.779cm" svg:y="4.572cm">
          <text:p/>
        </draw:rect>
        <draw:rect draw:style-name="gr1" draw:text-style-name="P1" draw:layer="layout" svg:width="1.143cm" svg:height="6.35cm" svg:x="12.319cm" svg:y="4.826cm">
          <text:p/>
        </draw:rect>
        <draw:rect draw:style-name="gr1" draw:text-style-name="P1" draw:layer="layout" svg:width="1.143cm" svg:height="6.35cm" svg:x="17.145cm" svg:y="4.572cm">
          <text:p/>
        </draw:rect>
        <draw:rect draw:style-name="gr1" draw:text-style-name="P1" draw:layer="layout" svg:width="4.191cm" svg:height="1.143cm" svg:x="17.145cm" svg:y="4.572cm">
          <text:p/>
        </draw:rect>
        <draw:rect draw:style-name="gr1" draw:text-style-name="P1" draw:layer="layout" svg:width="6.477cm" svg:height="1.143cm" svg:x="22.392cm" svg:y="4.572cm">
          <text:p/>
        </draw:rect>
        <draw:rect draw:style-name="gr1" draw:text-style-name="P1" draw:layer="layout" svg:width="1.143cm" svg:height="6.35cm" svg:x="22.392cm" svg:y="4.572cm">
          <text:p/>
        </draw:rect>
        <draw:rect draw:style-name="gr1" draw:text-style-name="P1" draw:layer="layout" svg:width="1.143cm" svg:height="6.35cm" svg:x="27.726cm" svg:y="4.572cm">
          <text:p/>
        </draw:rect>
        <draw:rect draw:style-name="gr1" draw:text-style-name="P1" draw:layer="layout" svg:width="6.477cm" svg:height="1.143cm" svg:x="22.392cm" svg:y="9.779cm">
          <text:p/>
        </draw:rect>
      </draw:page>
      <draw:page draw:name="page2" draw:style-name="dp1" draw:master-page-name="Default">
        <draw:path draw:style-name="gr2" draw:text-style-name="P1" draw:layer="layout" svg:width="25.729cm" svg:height="18.033cm" svg:x="4.953cm" svg:y="0.508cm" svg:viewBox="0 0 25730 18034" svg:d="M0 18034c36703-14224 23368-18034 23368-18034">
          <text:p/>
        </draw:path>
      </draw:page>
      <draw:page draw:name="page3" draw:style-name="dp1" draw:master-page-name="Default">
        <draw:frame draw:style-name="gr3" draw:text-style-name="P1" draw:layer="layout" svg:width="2.106cm" svg:height="1.996cm" draw:transform="skewX (-0.000523598775598199) rotate (1.29660510130634) translate (21.826cm 2.669cm)">
          <draw:image xlink:href="Pictures/10000201000000E6000000DA80A14A88.png" xlink:type="simple" xlink:show="embed" xlink:actuate="onLoad">
            <text:p/>
          </draw:image>
        </draw:frame>
        <draw:rect draw:style-name="gr4" draw:text-style-name="P1" draw:layer="layout" svg:width="4.826cm" svg:height="1.143cm" svg:x="0.913cm" svg:y="4.599cm">
          <text:p/>
        </draw:rect>
        <draw:rect draw:style-name="gr5" draw:text-style-name="P1" draw:layer="layout" svg:width="1.143cm" svg:height="6.35cm" svg:x="0.913cm" svg:y="4.626cm">
          <text:p/>
        </draw:rect>
        <draw:rect draw:style-name="gr5" draw:text-style-name="P1" draw:layer="layout" svg:width="1.143cm" svg:height="6.35cm" svg:x="14.045cm" svg:y="4.472cm">
          <text:p/>
        </draw:rect>
        <draw:rect draw:style-name="gr5" draw:text-style-name="P1" draw:layer="layout" svg:width="4.191cm" svg:height="1.143cm" svg:x="14.045cm" svg:y="4.472cm">
          <text:p/>
        </draw:rect>
        <draw:path draw:style-name="gr6" draw:text-style-name="P1" draw:layer="layout" svg:width="24.891cm" svg:height="8.762cm" svg:x="1.056cm" svg:y="2.186cm" svg:viewBox="0 0 24892 8763" svg:d="M0 8763c35508-6912 22607-8763 22607-8763">
          <text:p/>
        </draw:path>
        <draw:rect draw:style-name="gr5" draw:text-style-name="P1" draw:layer="layout" svg:width="4.818cm" svg:height="1.143cm" svg:x="19.479cm" svg:y="4.472cm">
          <text:p/>
        </draw:rect>
        <draw:rect draw:style-name="gr5" draw:text-style-name="P1" draw:layer="layout" svg:width="1.143cm" svg:height="6.35cm" svg:x="9.319cm" svg:y="4.726cm">
          <text:p/>
        </draw:rect>
        <draw:rect draw:style-name="gr7" draw:text-style-name="P1" draw:layer="layout" svg:width="4.953cm" svg:height="1.143cm" svg:x="0.913cm" svg:y="9.933cm">
          <text:p/>
        </draw:rect>
        <draw:rect draw:style-name="gr5" draw:text-style-name="P1" draw:layer="layout" svg:width="5.08cm" svg:height="1.143cm" svg:x="7.341cm" svg:y="4.472cm">
          <text:p/>
        </draw:rect>
        <draw:rect draw:style-name="gr5" draw:text-style-name="P1" draw:layer="layout" svg:width="1.143cm" svg:height="3.048cm" svg:x="4.747cm" svg:y="8.028cm">
          <text:p/>
        </draw:rect>
        <draw:rect draw:style-name="gr5" draw:text-style-name="P1" draw:layer="layout" svg:width="1.143cm" svg:height="6.35cm" svg:x="19.392cm" svg:y="4.472cm">
          <text:p/>
        </draw:rect>
        <draw:rect draw:style-name="gr5" draw:text-style-name="P1" draw:layer="layout" svg:width="4.913cm" svg:height="1.143cm" svg:x="19.384cm" svg:y="9.806cm">
          <text:p/>
        </draw:rect>
        <draw:rect draw:style-name="gr5" draw:text-style-name="P1" draw:layer="layout" svg:width="1.143cm" svg:height="6.477cm" svg:x="23.226cm" svg:y="4.472cm">
          <text:p/>
        </draw:rect>
      </draw:page>
      <draw:page draw:name="page4" draw:style-name="dp1" draw:master-page-name="Default">
        <draw:frame draw:style-name="gr3" draw:text-style-name="P1" draw:layer="layout" svg:width="4.056cm" svg:height="3.844cm" svg:x="15.09cm" svg:y="8.568cm">
          <draw:image xlink:href="Pictures/10000201000000E6000000DA80A14A88.png" xlink:type="simple" xlink:show="embed" xlink:actuate="onLoad">
            <text:p/>
          </draw:image>
        </draw:frame>
        <draw:frame draw:style-name="gr8" draw:text-style-name="P1" draw:layer="layout" svg:width="19.226cm" svg:height="5.82cm" svg:x="2.237cm" svg:y="1.546cm">
          <draw:image xlink:href="Pictures/10000201000004420000014AA758752C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8" draw:text-style-name="P1" draw:layer="layout" svg:width="27.712cm" svg:height="8.382cm" svg:x="1.406cm" svg:y="1.502cm">
          <draw:image xlink:href="Pictures/10000201000004420000014AA758752C.png" xlink:type="simple" xlink:show="embed" xlink:actuate="onLoad">
            <text:p/>
          </draw:image>
        </draw:frame>
        <draw:rect draw:style-name="gr4" draw:text-style-name="P1" draw:layer="layout" svg:width="4.826cm" svg:height="1.143cm" svg:x="0.913cm" svg:y="5.999cm">
          <text:p/>
        </draw:rect>
        <draw:rect draw:style-name="gr5" draw:text-style-name="P1" draw:layer="layout" svg:width="1.143cm" svg:height="6.35cm" svg:x="0.913cm" svg:y="6.026cm">
          <text:p/>
        </draw:rect>
        <draw:rect draw:style-name="gr5" draw:text-style-name="P1" draw:layer="layout" svg:width="1.143cm" svg:height="6.35cm" svg:x="14.045cm" svg:y="5.872cm">
          <text:p/>
        </draw:rect>
        <draw:rect draw:style-name="gr5" draw:text-style-name="P1" draw:layer="layout" svg:width="4.191cm" svg:height="1.143cm" svg:x="14.045cm" svg:y="5.872cm">
          <text:p/>
        </draw:rect>
        <draw:rect draw:style-name="gr5" draw:text-style-name="P1" draw:layer="layout" svg:width="4.818cm" svg:height="1.143cm" svg:x="19.479cm" svg:y="5.872cm">
          <text:p/>
        </draw:rect>
        <draw:rect draw:style-name="gr5" draw:text-style-name="P1" draw:layer="layout" svg:width="1.143cm" svg:height="6.35cm" svg:x="9.319cm" svg:y="6.126cm">
          <text:p/>
        </draw:rect>
        <draw:rect draw:style-name="gr7" draw:text-style-name="P1" draw:layer="layout" svg:width="4.953cm" svg:height="1.143cm" svg:x="0.913cm" svg:y="11.333cm">
          <text:p/>
        </draw:rect>
        <draw:rect draw:style-name="gr5" draw:text-style-name="P1" draw:layer="layout" svg:width="5.08cm" svg:height="1.143cm" svg:x="7.341cm" svg:y="5.872cm">
          <text:p/>
        </draw:rect>
        <draw:rect draw:style-name="gr5" draw:text-style-name="P1" draw:layer="layout" svg:width="1.143cm" svg:height="3.048cm" svg:x="4.747cm" svg:y="9.428cm">
          <text:p/>
        </draw:rect>
        <draw:rect draw:style-name="gr5" draw:text-style-name="P1" draw:layer="layout" svg:width="1.143cm" svg:height="6.35cm" svg:x="19.392cm" svg:y="5.872cm">
          <text:p/>
        </draw:rect>
        <draw:rect draw:style-name="gr5" draw:text-style-name="P1" draw:layer="layout" svg:width="4.913cm" svg:height="1.143cm" svg:x="19.384cm" svg:y="11.206cm">
          <text:p/>
        </draw:rect>
        <draw:rect draw:style-name="gr5" draw:text-style-name="P1" draw:layer="layout" svg:width="1.143cm" svg:height="6.477cm" svg:x="23.226cm" svg:y="5.872cm">
          <text:p/>
        </draw:rect>
        <draw:frame draw:style-name="gr3" draw:text-style-name="P1" draw:layer="layout" svg:width="2.106cm" svg:height="1.996cm" draw:transform="skewX (-0.000523598775598199) rotate (1.29660510130634) translate (21.817cm 4.032cm)">
          <draw:image xlink:href="Pictures/10000201000000E6000000DA80A14A88.png" xlink:type="simple" xlink:show="embed" xlink:actuate="onLoad">
            <text:p/>
          </draw:image>
        </draw:frame>
        <draw:path draw:style-name="gr6" draw:text-style-name="P1" draw:layer="layout" svg:width="24.891cm" svg:height="8.762cm" svg:x="1.056cm" svg:y="3.587cm" svg:viewBox="0 0 24892 8763" svg:d="M0 8763c35508-6912 22607-8763 22607-876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ugene Chu</meta:initial-creator>
    <meta:creation-date>2016-02-09T23:21:33</meta:creation-date>
    <meta:editing-cycles>14</meta:editing-cycles>
    <meta:editing-duration>PT52M43S</meta:editing-duration>
    <dc:title>GTFO Logo1</dc:title>
    <dc:date>2016-02-10T00:14:15</dc:date>
    <dc:creator>Eugene Chu</dc:creator>
    <meta:generator>OpenOffice/4.1.2$Unix OpenOffice.org_project/412m3$Build-9782</meta:generator>
    <meta:document-statistic meta:object-count="44"/>
  </office:meta>
</office:document-meta>
</file>